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0.35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938.52pt" svg:y="567.72pt">
            <draw:object draw:notify-on-update-of-ranges="Sheet1.H1:Sheet1.H1 Sheet1.H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255.23pt" svg:x="940.88pt" svg:y="50.46pt">
            <draw:object draw:notify-on-update-of-ranges="Sheet1.E1:Sheet1.E1 Sheet1.E2:Sheet1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9pt" svg:height="255.23pt" svg:x="940.11pt" svg:y="308.72pt">
            <draw:object draw:notify-on-update-of-ranges="Sheet1.G1:Sheet1.G1 Sheet1.G2:Sheet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esired velocity</text:p>
          </table:table-cell>
          <table:table-cell table:style-name="Default" office:value-type="string" calcext:value-type="string">
            <text:p>Desired acceleration</text:p>
          </table:table-cell>
          <table:table-cell table:style-name="Default" office:value-type="string" calcext:value-type="string">
            <text:p>Desired jerk</text:p>
          </table:table-cell>
          <table:table-cell table:style-name="Default" office:value-type="string" calcext:value-type="string">
            <text:p>Limited jerk</text:p>
          </table:table-cell>
          <table:table-cell table:style-name="Default" office:value-type="string" calcext:value-type="string">
            <text:p>Acc limited of jerk</text:p>
          </table:table-cell>
          <table:table-cell table:style-name="Default" office:value-type="string" calcext:value-type="string">
            <text:p>Limited acceleration</text:p>
          </table:table-cell>
          <table:table-cell table:style-name="Default" office:value-type="string" calcext:value-type="string">
            <text:p>Robot velocity</text:p>
          </table:table-cell>
          <table:table-cell table:style-name="Default" office:value-type="string" calcext:value-type="string">
            <text:p>Robot acceleration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formula="of:=MEDIAN(-[.K$3];[.D2];[.K$3]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MEDIAN(-[.L$3];[.F2];[.L$3])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Max jerk</text:p>
          </table:table-cell>
          <table:table-cell office:value-type="string" calcext:value-type="string">
            <text:p>Max accel</text:p>
          </table:table-cell>
          <table:table-cell office:value-type="string" calcext:value-type="string">
            <text:p>Velocity step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]-[.H2])/[.A2]" office:value-type="float" office:value="0" calcext:value-type="float">
            <text:p>0.000</text:p>
          </table:table-cell>
          <table:table-cell table:formula="of:=([.C3]-[.I2])/[.A2]" office:value-type="float" office:value="0" calcext:value-type="float">
            <text:p>0.000</text:p>
          </table:table-cell>
          <table:table-cell table:formula="of:=MEDIAN(-[.K$3];[.D3];[.K$3])" office:value-type="float" office:value="0" calcext:value-type="float">
            <text:p>0.000</text:p>
          </table:table-cell>
          <table:table-cell table:formula="of:=[.I2]+[.E3]*[.A2]" office:value-type="float" office:value="0" calcext:value-type="float">
            <text:p>0.000</text:p>
          </table:table-cell>
          <table:table-cell table:formula="of:=MEDIAN(-[.L$3];[.F3];[.L$3])" office:value-type="float" office:value="0" calcext:value-type="float">
            <text:p>0.000</text:p>
          </table:table-cell>
          <table:table-cell table:formula="of:=[.H2]+[.G3]*[.A2]" office:value-type="float" office:value="0" calcext:value-type="float">
            <text:p>0.000</text:p>
          </table:table-cell>
          <table:table-cell table:formula="of:=([.H3]-[.H2])/[.A2]" office:value-type="float" office:value="0" calcext:value-type="float">
            <text:p>0.0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]-[.H3])/[.A3]" office:value-type="float" office:value="50" calcext:value-type="float">
            <text:p>50.000</text:p>
          </table:table-cell>
          <table:table-cell table:formula="of:=([.C4]-[.I3])/[.A3]" office:value-type="float" office:value="50000" calcext:value-type="float">
            <text:p>50000.000</text:p>
          </table:table-cell>
          <table:table-cell table:formula="of:=MEDIAN(-[.K$3];[.D4];[.K$3])" office:value-type="float" office:value="1500" calcext:value-type="float">
            <text:p>1500.000</text:p>
          </table:table-cell>
          <table:table-cell table:formula="of:=[.I3]+[.E4]*[.A3]" office:value-type="float" office:value="1.5" calcext:value-type="float">
            <text:p>1.500</text:p>
          </table:table-cell>
          <table:table-cell table:formula="of:=MEDIAN(-[.L$3];[.F4];[.L$3])" office:value-type="float" office:value="1.5" calcext:value-type="float">
            <text:p>1.500</text:p>
          </table:table-cell>
          <table:table-cell table:formula="of:=[.H3]+[.G4]*[.A3]" office:value-type="float" office:value="0.0015" calcext:value-type="float">
            <text:p>0.002</text:p>
          </table:table-cell>
          <table:table-cell table:formula="of:=([.H4]-[.H3])/[.A3]" office:value-type="float" office:value="1.5" calcext:value-type="float">
            <text:p>1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]-[.H4])/[.A4]" office:value-type="float" office:value="48.5" calcext:value-type="float">
            <text:p>48.500</text:p>
          </table:table-cell>
          <table:table-cell table:formula="of:=([.C5]-[.I4])/[.A4]" office:value-type="float" office:value="47000" calcext:value-type="float">
            <text:p>47000.000</text:p>
          </table:table-cell>
          <table:table-cell table:formula="of:=MEDIAN(-[.K$3];[.D5];[.K$3])" office:value-type="float" office:value="1500" calcext:value-type="float">
            <text:p>1500.000</text:p>
          </table:table-cell>
          <table:table-cell table:formula="of:=[.I4]+[.E5]*[.A4]" office:value-type="float" office:value="3" calcext:value-type="float">
            <text:p>3.000</text:p>
          </table:table-cell>
          <table:table-cell table:formula="of:=MEDIAN(-[.L$3];[.F5];[.L$3])" office:value-type="float" office:value="3" calcext:value-type="float">
            <text:p>3.000</text:p>
          </table:table-cell>
          <table:table-cell table:formula="of:=[.H4]+[.G5]*[.A4]" office:value-type="float" office:value="0.0045" calcext:value-type="float">
            <text:p>0.005</text:p>
          </table:table-cell>
          <table:table-cell table:formula="of:=([.H5]-[.H4])/[.A4]" office:value-type="float" office:value="3" calcext:value-type="float">
            <text:p>3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5]-[.H5])/[.A5]" office:value-type="float" office:value="45.5" calcext:value-type="float">
            <text:p>45.500</text:p>
          </table:table-cell>
          <table:table-cell table:formula="of:=([.C6]-[.I5])/[.A5]" office:value-type="float" office:value="42500" calcext:value-type="float">
            <text:p>42500.000</text:p>
          </table:table-cell>
          <table:table-cell table:formula="of:=MEDIAN(-[.K$3];[.D6];[.K$3])" office:value-type="float" office:value="1500" calcext:value-type="float">
            <text:p>1500.000</text:p>
          </table:table-cell>
          <table:table-cell table:formula="of:=[.I5]+[.E6]*[.A5]" office:value-type="float" office:value="4.5" calcext:value-type="float">
            <text:p>4.500</text:p>
          </table:table-cell>
          <table:table-cell table:formula="of:=MEDIAN(-[.L$3];[.F6];[.L$3])" office:value-type="float" office:value="4.5" calcext:value-type="float">
            <text:p>4.500</text:p>
          </table:table-cell>
          <table:table-cell table:formula="of:=[.H5]+[.G6]*[.A5]" office:value-type="float" office:value="0.009" calcext:value-type="float">
            <text:p>0.009</text:p>
          </table:table-cell>
          <table:table-cell table:formula="of:=([.H6]-[.H5])/[.A5]" office:value-type="float" office:value="4.5" calcext:value-type="float">
            <text:p>4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6]-[.H6])/[.A6]" office:value-type="float" office:value="41" calcext:value-type="float">
            <text:p>41.000</text:p>
          </table:table-cell>
          <table:table-cell table:formula="of:=([.C7]-[.I6])/[.A6]" office:value-type="float" office:value="36500" calcext:value-type="float">
            <text:p>36500.000</text:p>
          </table:table-cell>
          <table:table-cell table:formula="of:=MEDIAN(-[.K$3];[.D7];[.K$3])" office:value-type="float" office:value="1500" calcext:value-type="float">
            <text:p>1500.000</text:p>
          </table:table-cell>
          <table:table-cell table:formula="of:=[.I6]+[.E7]*[.A6]" office:value-type="float" office:value="6" calcext:value-type="float">
            <text:p>6.000</text:p>
          </table:table-cell>
          <table:table-cell table:formula="of:=MEDIAN(-[.L$3];[.F7];[.L$3])" office:value-type="float" office:value="6" calcext:value-type="float">
            <text:p>6.000</text:p>
          </table:table-cell>
          <table:table-cell table:formula="of:=[.H6]+[.G7]*[.A6]" office:value-type="float" office:value="0.015" calcext:value-type="float">
            <text:p>0.015</text:p>
          </table:table-cell>
          <table:table-cell table:formula="of:=([.H7]-[.H6])/[.A6]" office:value-type="float" office:value="6" calcext:value-type="float">
            <text:p>6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7]-[.H7])/[.A7]" office:value-type="float" office:value="35" calcext:value-type="float">
            <text:p>35.000</text:p>
          </table:table-cell>
          <table:table-cell table:formula="of:=([.C8]-[.I7])/[.A7]" office:value-type="float" office:value="29000" calcext:value-type="float">
            <text:p>29000.000</text:p>
          </table:table-cell>
          <table:table-cell table:formula="of:=MEDIAN(-[.K$3];[.D8];[.K$3])" office:value-type="float" office:value="1500" calcext:value-type="float">
            <text:p>1500.000</text:p>
          </table:table-cell>
          <table:table-cell table:formula="of:=[.I7]+[.E8]*[.A7]" office:value-type="float" office:value="7.5" calcext:value-type="float">
            <text:p>7.500</text:p>
          </table:table-cell>
          <table:table-cell table:formula="of:=MEDIAN(-[.L$3];[.F8];[.L$3])" office:value-type="float" office:value="7.5" calcext:value-type="float">
            <text:p>7.500</text:p>
          </table:table-cell>
          <table:table-cell table:formula="of:=[.H7]+[.G8]*[.A7]" office:value-type="float" office:value="0.0225" calcext:value-type="float">
            <text:p>0.023</text:p>
          </table:table-cell>
          <table:table-cell table:formula="of:=([.H8]-[.H7])/[.A7]" office:value-type="float" office:value="7.5" calcext:value-type="float">
            <text:p>7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8]-[.H8])/[.A8]" office:value-type="float" office:value="27.5" calcext:value-type="float">
            <text:p>27.500</text:p>
          </table:table-cell>
          <table:table-cell table:formula="of:=([.C9]-[.I8])/[.A8]" office:value-type="float" office:value="20000" calcext:value-type="float">
            <text:p>20000.000</text:p>
          </table:table-cell>
          <table:table-cell table:formula="of:=MEDIAN(-[.K$3];[.D9];[.K$3])" office:value-type="float" office:value="1500" calcext:value-type="float">
            <text:p>1500.000</text:p>
          </table:table-cell>
          <table:table-cell table:formula="of:=[.I8]+[.E9]*[.A8]" office:value-type="float" office:value="9" calcext:value-type="float">
            <text:p>9.000</text:p>
          </table:table-cell>
          <table:table-cell table:formula="of:=MEDIAN(-[.L$3];[.F9];[.L$3])" office:value-type="float" office:value="9" calcext:value-type="float">
            <text:p>9.000</text:p>
          </table:table-cell>
          <table:table-cell table:formula="of:=[.H8]+[.G9]*[.A8]" office:value-type="float" office:value="0.0315" calcext:value-type="float">
            <text:p>0.032</text:p>
          </table:table-cell>
          <table:table-cell table:formula="of:=([.H9]-[.H8])/[.A8]" office:value-type="float" office:value="9" calcext:value-type="float">
            <text:p>9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9]-[.H9])/[.A9]" office:value-type="float" office:value="18.5" calcext:value-type="float">
            <text:p>18.500</text:p>
          </table:table-cell>
          <table:table-cell table:formula="of:=([.C10]-[.I9])/[.A9]" office:value-type="float" office:value="9500" calcext:value-type="float">
            <text:p>9500.000</text:p>
          </table:table-cell>
          <table:table-cell table:formula="of:=MEDIAN(-[.K$3];[.D10];[.K$3])" office:value-type="float" office:value="1500" calcext:value-type="float">
            <text:p>1500.000</text:p>
          </table:table-cell>
          <table:table-cell table:formula="of:=[.I9]+[.E10]*[.A9]" office:value-type="float" office:value="10.5" calcext:value-type="float">
            <text:p>10.500</text:p>
          </table:table-cell>
          <table:table-cell table:formula="of:=MEDIAN(-[.L$3];[.F10];[.L$3])" office:value-type="float" office:value="10" calcext:value-type="float">
            <text:p>10.000</text:p>
          </table:table-cell>
          <table:table-cell table:formula="of:=[.H9]+[.G10]*[.A9]" office:value-type="float" office:value="0.0415" calcext:value-type="float">
            <text:p>0.042</text:p>
          </table:table-cell>
          <table:table-cell table:formula="of:=([.H10]-[.H9])/[.A9]" office:value-type="float" office:value="10" calcext:value-type="float">
            <text:p>1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0]-[.H10])/[.A10]" office:value-type="float" office:value="8.5" calcext:value-type="float">
            <text:p>8.500</text:p>
          </table:table-cell>
          <table:table-cell table:formula="of:=([.C11]-[.I10])/[.A10]" office:value-type="float" office:value="-1500" calcext:value-type="float">
            <text:p>-1500.000</text:p>
          </table:table-cell>
          <table:table-cell table:formula="of:=MEDIAN(-[.K$3];[.D11];[.K$3])" office:value-type="float" office:value="-1500" calcext:value-type="float">
            <text:p>-1500.000</text:p>
          </table:table-cell>
          <table:table-cell table:formula="of:=[.I10]+[.E11]*[.A10]" office:value-type="float" office:value="8.5" calcext:value-type="float">
            <text:p>8.500</text:p>
          </table:table-cell>
          <table:table-cell table:formula="of:=MEDIAN(-[.L$3];[.F11];[.L$3])" office:value-type="float" office:value="8.5" calcext:value-type="float">
            <text:p>8.500</text:p>
          </table:table-cell>
          <table:table-cell table:formula="of:=[.H10]+[.G11]*[.A10]" office:value-type="float" office:value="0.05" calcext:value-type="float">
            <text:p>0.050</text:p>
          </table:table-cell>
          <table:table-cell table:formula="of:=([.H11]-[.H10])/[.A10]" office:value-type="float" office:value="8.5" calcext:value-type="float">
            <text:p>8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1]-[.H11])/[.A11]" office:value-type="float" office:value="0" calcext:value-type="float">
            <text:p>0.000</text:p>
          </table:table-cell>
          <table:table-cell table:formula="of:=([.C12]-[.I11])/[.A11]" office:value-type="float" office:value="-8500" calcext:value-type="float">
            <text:p>-8500.000</text:p>
          </table:table-cell>
          <table:table-cell table:formula="of:=MEDIAN(-[.K$3];[.D12];[.K$3])" office:value-type="float" office:value="-1500" calcext:value-type="float">
            <text:p>-1500.000</text:p>
          </table:table-cell>
          <table:table-cell table:formula="of:=[.I11]+[.E12]*[.A11]" office:value-type="float" office:value="7" calcext:value-type="float">
            <text:p>7.000</text:p>
          </table:table-cell>
          <table:table-cell table:formula="of:=MEDIAN(-[.L$3];[.F12];[.L$3])" office:value-type="float" office:value="7" calcext:value-type="float">
            <text:p>7.000</text:p>
          </table:table-cell>
          <table:table-cell table:formula="of:=[.H11]+[.G12]*[.A11]" office:value-type="float" office:value="0.057" calcext:value-type="float">
            <text:p>0.057</text:p>
          </table:table-cell>
          <table:table-cell table:formula="of:=([.H12]-[.H11])/[.A11]" office:value-type="float" office:value="7" calcext:value-type="float">
            <text:p>7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2]-[.H12])/[.A12]" office:value-type="float" office:value="-7" calcext:value-type="float">
            <text:p>-7.000</text:p>
          </table:table-cell>
          <table:table-cell table:formula="of:=([.C13]-[.I12])/[.A12]" office:value-type="float" office:value="-14000" calcext:value-type="float">
            <text:p>-14000.000</text:p>
          </table:table-cell>
          <table:table-cell table:formula="of:=MEDIAN(-[.K$3];[.D13];[.K$3])" office:value-type="float" office:value="-1500" calcext:value-type="float">
            <text:p>-1500.000</text:p>
          </table:table-cell>
          <table:table-cell table:formula="of:=[.I12]+[.E13]*[.A12]" office:value-type="float" office:value="5.5" calcext:value-type="float">
            <text:p>5.500</text:p>
          </table:table-cell>
          <table:table-cell table:formula="of:=MEDIAN(-[.L$3];[.F13];[.L$3])" office:value-type="float" office:value="5.5" calcext:value-type="float">
            <text:p>5.500</text:p>
          </table:table-cell>
          <table:table-cell table:formula="of:=[.H12]+[.G13]*[.A12]" office:value-type="float" office:value="0.0625" calcext:value-type="float">
            <text:p>0.063</text:p>
          </table:table-cell>
          <table:table-cell table:formula="of:=([.H13]-[.H12])/[.A12]" office:value-type="float" office:value="5.5" calcext:value-type="float">
            <text:p>5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3]-[.H13])/[.A13]" office:value-type="float" office:value="-12.5" calcext:value-type="float">
            <text:p>-12.500</text:p>
          </table:table-cell>
          <table:table-cell table:formula="of:=([.C14]-[.I13])/[.A13]" office:value-type="float" office:value="-18000" calcext:value-type="float">
            <text:p>-18000.000</text:p>
          </table:table-cell>
          <table:table-cell table:formula="of:=MEDIAN(-[.K$3];[.D14];[.K$3])" office:value-type="float" office:value="-1500" calcext:value-type="float">
            <text:p>-1500.000</text:p>
          </table:table-cell>
          <table:table-cell table:formula="of:=[.I13]+[.E14]*[.A13]" office:value-type="float" office:value="4" calcext:value-type="float">
            <text:p>4.000</text:p>
          </table:table-cell>
          <table:table-cell table:formula="of:=MEDIAN(-[.L$3];[.F14];[.L$3])" office:value-type="float" office:value="4" calcext:value-type="float">
            <text:p>4.000</text:p>
          </table:table-cell>
          <table:table-cell table:formula="of:=[.H13]+[.G14]*[.A13]" office:value-type="float" office:value="0.0665" calcext:value-type="float">
            <text:p>0.067</text:p>
          </table:table-cell>
          <table:table-cell table:formula="of:=([.H14]-[.H13])/[.A13]" office:value-type="float" office:value="4" calcext:value-type="float">
            <text:p>4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4]-[.H14])/[.A14]" office:value-type="float" office:value="-16.5" calcext:value-type="float">
            <text:p>-16.500</text:p>
          </table:table-cell>
          <table:table-cell table:formula="of:=([.C15]-[.I14])/[.A14]" office:value-type="float" office:value="-20500" calcext:value-type="float">
            <text:p>-20500.000</text:p>
          </table:table-cell>
          <table:table-cell table:formula="of:=MEDIAN(-[.K$3];[.D15];[.K$3])" office:value-type="float" office:value="-1500" calcext:value-type="float">
            <text:p>-1500.000</text:p>
          </table:table-cell>
          <table:table-cell table:formula="of:=[.I14]+[.E15]*[.A14]" office:value-type="float" office:value="2.5" calcext:value-type="float">
            <text:p>2.500</text:p>
          </table:table-cell>
          <table:table-cell table:formula="of:=MEDIAN(-[.L$3];[.F15];[.L$3])" office:value-type="float" office:value="2.5" calcext:value-type="float">
            <text:p>2.500</text:p>
          </table:table-cell>
          <table:table-cell table:formula="of:=[.H14]+[.G15]*[.A14]" office:value-type="float" office:value="0.069" calcext:value-type="float">
            <text:p>0.069</text:p>
          </table:table-cell>
          <table:table-cell table:formula="of:=([.H15]-[.H14])/[.A14]" office:value-type="float" office:value="2.5" calcext:value-type="float">
            <text:p>2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5]-[.H15])/[.A15]" office:value-type="float" office:value="-19" calcext:value-type="float">
            <text:p>-19.000</text:p>
          </table:table-cell>
          <table:table-cell table:formula="of:=([.C16]-[.I15])/[.A15]" office:value-type="float" office:value="-21500" calcext:value-type="float">
            <text:p>-21500.000</text:p>
          </table:table-cell>
          <table:table-cell table:formula="of:=MEDIAN(-[.K$3];[.D16];[.K$3])" office:value-type="float" office:value="-1500" calcext:value-type="float">
            <text:p>-1500.000</text:p>
          </table:table-cell>
          <table:table-cell table:formula="of:=[.I15]+[.E16]*[.A15]" office:value-type="float" office:value="1" calcext:value-type="float">
            <text:p>1.000</text:p>
          </table:table-cell>
          <table:table-cell table:formula="of:=MEDIAN(-[.L$3];[.F16];[.L$3])" office:value-type="float" office:value="1" calcext:value-type="float">
            <text:p>1.000</text:p>
          </table:table-cell>
          <table:table-cell table:formula="of:=[.H15]+[.G16]*[.A15]" office:value-type="float" office:value="0.07" calcext:value-type="float">
            <text:p>0.070</text:p>
          </table:table-cell>
          <table:table-cell table:formula="of:=([.H16]-[.H15])/[.A15]"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6]-[.H16])/[.A16]" office:value-type="float" office:value="-20" calcext:value-type="float">
            <text:p>-20.000</text:p>
          </table:table-cell>
          <table:table-cell table:formula="of:=([.C17]-[.I16])/[.A16]" office:value-type="float" office:value="-21000" calcext:value-type="float">
            <text:p>-21000.000</text:p>
          </table:table-cell>
          <table:table-cell table:formula="of:=MEDIAN(-[.K$3];[.D17];[.K$3])" office:value-type="float" office:value="-1500" calcext:value-type="float">
            <text:p>-1500.000</text:p>
          </table:table-cell>
          <table:table-cell table:formula="of:=[.I16]+[.E17]*[.A16]" office:value-type="float" office:value="-0.499999999999999" calcext:value-type="float">
            <text:p>-0.500</text:p>
          </table:table-cell>
          <table:table-cell table:formula="of:=MEDIAN(-[.L$3];[.F17];[.L$3])" office:value-type="float" office:value="-0.499999999999999" calcext:value-type="float">
            <text:p>-0.500</text:p>
          </table:table-cell>
          <table:table-cell table:formula="of:=[.H16]+[.G17]*[.A16]" office:value-type="float" office:value="0.0695" calcext:value-type="float">
            <text:p>0.070</text:p>
          </table:table-cell>
          <table:table-cell table:formula="of:=([.H17]-[.H16])/[.A16]" office:value-type="float" office:value="-0.5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7]-[.H17])/[.A17]" office:value-type="float" office:value="-19.5" calcext:value-type="float">
            <text:p>-19.500</text:p>
          </table:table-cell>
          <table:table-cell table:formula="of:=([.C18]-[.I17])/[.A17]" office:value-type="float" office:value="-19000" calcext:value-type="float">
            <text:p>-19000.000</text:p>
          </table:table-cell>
          <table:table-cell table:formula="of:=MEDIAN(-[.K$3];[.D18];[.K$3])" office:value-type="float" office:value="-1500" calcext:value-type="float">
            <text:p>-1500.000</text:p>
          </table:table-cell>
          <table:table-cell table:formula="of:=[.I17]+[.E18]*[.A17]" office:value-type="float" office:value="-2" calcext:value-type="float">
            <text:p>-2.000</text:p>
          </table:table-cell>
          <table:table-cell table:formula="of:=MEDIAN(-[.L$3];[.F18];[.L$3])" office:value-type="float" office:value="-2" calcext:value-type="float">
            <text:p>-2.000</text:p>
          </table:table-cell>
          <table:table-cell table:formula="of:=[.H17]+[.G18]*[.A17]" office:value-type="float" office:value="0.0675" calcext:value-type="float">
            <text:p>0.068</text:p>
          </table:table-cell>
          <table:table-cell table:formula="of:=([.H18]-[.H17])/[.A17]" office:value-type="float" office:value="-2" calcext:value-type="float">
            <text:p>-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8]-[.H18])/[.A18]" office:value-type="float" office:value="-17.5" calcext:value-type="float">
            <text:p>-17.500</text:p>
          </table:table-cell>
          <table:table-cell table:formula="of:=([.C19]-[.I18])/[.A18]" office:value-type="float" office:value="-15500" calcext:value-type="float">
            <text:p>-15500.000</text:p>
          </table:table-cell>
          <table:table-cell table:formula="of:=MEDIAN(-[.K$3];[.D19];[.K$3])" office:value-type="float" office:value="-1500" calcext:value-type="float">
            <text:p>-1500.000</text:p>
          </table:table-cell>
          <table:table-cell table:formula="of:=[.I18]+[.E19]*[.A18]" office:value-type="float" office:value="-3.5" calcext:value-type="float">
            <text:p>-3.500</text:p>
          </table:table-cell>
          <table:table-cell table:formula="of:=MEDIAN(-[.L$3];[.F19];[.L$3])" office:value-type="float" office:value="-3.5" calcext:value-type="float">
            <text:p>-3.500</text:p>
          </table:table-cell>
          <table:table-cell table:formula="of:=[.H18]+[.G19]*[.A18]" office:value-type="float" office:value="0.064" calcext:value-type="float">
            <text:p>0.064</text:p>
          </table:table-cell>
          <table:table-cell table:formula="of:=([.H19]-[.H18])/[.A18]" office:value-type="float" office:value="-3.5" calcext:value-type="float">
            <text:p>-3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19]-[.H19])/[.A19]" office:value-type="float" office:value="-14" calcext:value-type="float">
            <text:p>-14.000</text:p>
          </table:table-cell>
          <table:table-cell table:formula="of:=([.C20]-[.I19])/[.A19]" office:value-type="float" office:value="-10500" calcext:value-type="float">
            <text:p>-10500.000</text:p>
          </table:table-cell>
          <table:table-cell table:formula="of:=MEDIAN(-[.K$3];[.D20];[.K$3])" office:value-type="float" office:value="-1500" calcext:value-type="float">
            <text:p>-1500.000</text:p>
          </table:table-cell>
          <table:table-cell table:formula="of:=[.I19]+[.E20]*[.A19]" office:value-type="float" office:value="-5" calcext:value-type="float">
            <text:p>-5.000</text:p>
          </table:table-cell>
          <table:table-cell table:formula="of:=MEDIAN(-[.L$3];[.F20];[.L$3])" office:value-type="float" office:value="-5" calcext:value-type="float">
            <text:p>-5.000</text:p>
          </table:table-cell>
          <table:table-cell table:formula="of:=[.H19]+[.G20]*[.A19]" office:value-type="float" office:value="0.059" calcext:value-type="float">
            <text:p>0.059</text:p>
          </table:table-cell>
          <table:table-cell table:formula="of:=([.H20]-[.H19])/[.A19]" office:value-type="float" office:value="-5" calcext:value-type="float">
            <text:p>-5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0]-[.H20])/[.A20]" office:value-type="float" office:value="-9" calcext:value-type="float">
            <text:p>-9.000</text:p>
          </table:table-cell>
          <table:table-cell table:formula="of:=([.C21]-[.I20])/[.A20]" office:value-type="float" office:value="-3999.99999999999" calcext:value-type="float">
            <text:p>-4000.000</text:p>
          </table:table-cell>
          <table:table-cell table:formula="of:=MEDIAN(-[.K$3];[.D21];[.K$3])" office:value-type="float" office:value="-1500" calcext:value-type="float">
            <text:p>-1500.000</text:p>
          </table:table-cell>
          <table:table-cell table:formula="of:=[.I20]+[.E21]*[.A20]" office:value-type="float" office:value="-6.5" calcext:value-type="float">
            <text:p>-6.500</text:p>
          </table:table-cell>
          <table:table-cell table:formula="of:=MEDIAN(-[.L$3];[.F21];[.L$3])" office:value-type="float" office:value="-6.5" calcext:value-type="float">
            <text:p>-6.500</text:p>
          </table:table-cell>
          <table:table-cell table:formula="of:=[.H20]+[.G21]*[.A20]" office:value-type="float" office:value="0.0525" calcext:value-type="float">
            <text:p>0.053</text:p>
          </table:table-cell>
          <table:table-cell table:formula="of:=([.H21]-[.H20])/[.A20]" office:value-type="float" office:value="-6.50000000000001" calcext:value-type="float">
            <text:p>-6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1]-[.H21])/[.A21]" office:value-type="float" office:value="-2.49999999999999" calcext:value-type="float">
            <text:p>-2.500</text:p>
          </table:table-cell>
          <table:table-cell table:formula="of:=([.C22]-[.I21])/[.A21]" office:value-type="float" office:value="4000.00000000002" calcext:value-type="float">
            <text:p>4000.000</text:p>
          </table:table-cell>
          <table:table-cell table:formula="of:=MEDIAN(-[.K$3];[.D22];[.K$3])" office:value-type="float" office:value="1500" calcext:value-type="float">
            <text:p>1500.000</text:p>
          </table:table-cell>
          <table:table-cell table:formula="of:=[.I21]+[.E22]*[.A21]" office:value-type="float" office:value="-5.00000000000001" calcext:value-type="float">
            <text:p>-5.000</text:p>
          </table:table-cell>
          <table:table-cell table:formula="of:=MEDIAN(-[.L$3];[.F22];[.L$3])" office:value-type="float" office:value="-5.00000000000001" calcext:value-type="float">
            <text:p>-5.000</text:p>
          </table:table-cell>
          <table:table-cell table:formula="of:=[.H21]+[.G22]*[.A21]" office:value-type="float" office:value="0.0475" calcext:value-type="float">
            <text:p>0.048</text:p>
          </table:table-cell>
          <table:table-cell table:formula="of:=([.H22]-[.H21])/[.A21]" office:value-type="float" office:value="-5" calcext:value-type="float">
            <text:p>-5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2]-[.H22])/[.A22]" office:value-type="float" office:value="2.50000000000002" calcext:value-type="float">
            <text:p>2.500</text:p>
          </table:table-cell>
          <table:table-cell table:formula="of:=([.C23]-[.I22])/[.A22]" office:value-type="float" office:value="7500.00000000002" calcext:value-type="float">
            <text:p>7500.000</text:p>
          </table:table-cell>
          <table:table-cell table:formula="of:=MEDIAN(-[.K$3];[.D23];[.K$3])" office:value-type="float" office:value="1500" calcext:value-type="float">
            <text:p>1500.000</text:p>
          </table:table-cell>
          <table:table-cell table:formula="of:=[.I22]+[.E23]*[.A22]" office:value-type="float" office:value="-3.5" calcext:value-type="float">
            <text:p>-3.500</text:p>
          </table:table-cell>
          <table:table-cell table:formula="of:=MEDIAN(-[.L$3];[.F23];[.L$3])" office:value-type="float" office:value="-3.5" calcext:value-type="float">
            <text:p>-3.500</text:p>
          </table:table-cell>
          <table:table-cell table:formula="of:=[.H22]+[.G23]*[.A22]" office:value-type="float" office:value="0.044" calcext:value-type="float">
            <text:p>0.044</text:p>
          </table:table-cell>
          <table:table-cell table:formula="of:=([.H23]-[.H22])/[.A22]" office:value-type="float" office:value="-3.5" calcext:value-type="float">
            <text:p>-3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3]-[.H23])/[.A23]" office:value-type="float" office:value="6.00000000000002" calcext:value-type="float">
            <text:p>6.000</text:p>
          </table:table-cell>
          <table:table-cell table:formula="of:=([.C24]-[.I23])/[.A23]" office:value-type="float" office:value="9500.00000000002" calcext:value-type="float">
            <text:p>9500.000</text:p>
          </table:table-cell>
          <table:table-cell table:formula="of:=MEDIAN(-[.K$3];[.D24];[.K$3])" office:value-type="float" office:value="1500" calcext:value-type="float">
            <text:p>1500.000</text:p>
          </table:table-cell>
          <table:table-cell table:formula="of:=[.I23]+[.E24]*[.A23]" office:value-type="float" office:value="-2" calcext:value-type="float">
            <text:p>-2.000</text:p>
          </table:table-cell>
          <table:table-cell table:formula="of:=MEDIAN(-[.L$3];[.F24];[.L$3])" office:value-type="float" office:value="-2" calcext:value-type="float">
            <text:p>-2.000</text:p>
          </table:table-cell>
          <table:table-cell table:formula="of:=[.H23]+[.G24]*[.A23]" office:value-type="float" office:value="0.042" calcext:value-type="float">
            <text:p>0.042</text:p>
          </table:table-cell>
          <table:table-cell table:formula="of:=([.H24]-[.H23])/[.A23]" office:value-type="float" office:value="-2" calcext:value-type="float">
            <text:p>-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4]-[.H24])/[.A24]" office:value-type="float" office:value="8.00000000000002" calcext:value-type="float">
            <text:p>8.000</text:p>
          </table:table-cell>
          <table:table-cell table:formula="of:=([.C25]-[.I24])/[.A24]" office:value-type="float" office:value="10000" calcext:value-type="float">
            <text:p>10000.000</text:p>
          </table:table-cell>
          <table:table-cell table:formula="of:=MEDIAN(-[.K$3];[.D25];[.K$3])" office:value-type="float" office:value="1500" calcext:value-type="float">
            <text:p>1500.000</text:p>
          </table:table-cell>
          <table:table-cell table:formula="of:=[.I24]+[.E25]*[.A24]" office:value-type="float" office:value="-0.500000000000002" calcext:value-type="float">
            <text:p>-0.500</text:p>
          </table:table-cell>
          <table:table-cell table:formula="of:=MEDIAN(-[.L$3];[.F25];[.L$3])" office:value-type="float" office:value="-0.500000000000002" calcext:value-type="float">
            <text:p>-0.500</text:p>
          </table:table-cell>
          <table:table-cell table:formula="of:=[.H24]+[.G25]*[.A24]" office:value-type="float" office:value="0.0415" calcext:value-type="float">
            <text:p>0.042</text:p>
          </table:table-cell>
          <table:table-cell table:formula="of:=([.H25]-[.H24])/[.A24]" office:value-type="float" office:value="-0.5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5]-[.H25])/[.A25]" office:value-type="float" office:value="8.50000000000002" calcext:value-type="float">
            <text:p>8.500</text:p>
          </table:table-cell>
          <table:table-cell table:formula="of:=([.C26]-[.I25])/[.A25]" office:value-type="float" office:value="9000.00000000002" calcext:value-type="float">
            <text:p>9000.000</text:p>
          </table:table-cell>
          <table:table-cell table:formula="of:=MEDIAN(-[.K$3];[.D26];[.K$3])" office:value-type="float" office:value="1500" calcext:value-type="float">
            <text:p>1500.000</text:p>
          </table:table-cell>
          <table:table-cell table:formula="of:=[.I25]+[.E26]*[.A25]" office:value-type="float" office:value="1" calcext:value-type="float">
            <text:p>1.000</text:p>
          </table:table-cell>
          <table:table-cell table:formula="of:=MEDIAN(-[.L$3];[.F26];[.L$3])" office:value-type="float" office:value="1" calcext:value-type="float">
            <text:p>1.000</text:p>
          </table:table-cell>
          <table:table-cell table:formula="of:=[.H25]+[.G26]*[.A25]" office:value-type="float" office:value="0.0425" calcext:value-type="float">
            <text:p>0.043</text:p>
          </table:table-cell>
          <table:table-cell table:formula="of:=([.H26]-[.H25])/[.A25]"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6]-[.H26])/[.A26]" office:value-type="float" office:value="7.50000000000002" calcext:value-type="float">
            <text:p>7.500</text:p>
          </table:table-cell>
          <table:table-cell table:formula="of:=([.C27]-[.I26])/[.A26]" office:value-type="float" office:value="6500.00000000002" calcext:value-type="float">
            <text:p>6500.000</text:p>
          </table:table-cell>
          <table:table-cell table:formula="of:=MEDIAN(-[.K$3];[.D27];[.K$3])" office:value-type="float" office:value="1500" calcext:value-type="float">
            <text:p>1500.000</text:p>
          </table:table-cell>
          <table:table-cell table:formula="of:=[.I26]+[.E27]*[.A26]" office:value-type="float" office:value="2.5" calcext:value-type="float">
            <text:p>2.500</text:p>
          </table:table-cell>
          <table:table-cell table:formula="of:=MEDIAN(-[.L$3];[.F27];[.L$3])" office:value-type="float" office:value="2.5" calcext:value-type="float">
            <text:p>2.500</text:p>
          </table:table-cell>
          <table:table-cell table:formula="of:=[.H26]+[.G27]*[.A26]" office:value-type="float" office:value="0.045" calcext:value-type="float">
            <text:p>0.045</text:p>
          </table:table-cell>
          <table:table-cell table:formula="of:=([.H27]-[.H26])/[.A26]" office:value-type="float" office:value="2.5" calcext:value-type="float">
            <text:p>2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7]-[.H27])/[.A27]" office:value-type="float" office:value="5.00000000000002" calcext:value-type="float">
            <text:p>5.000</text:p>
          </table:table-cell>
          <table:table-cell table:formula="of:=([.C28]-[.I27])/[.A27]" office:value-type="float" office:value="2500.00000000002" calcext:value-type="float">
            <text:p>2500.000</text:p>
          </table:table-cell>
          <table:table-cell table:formula="of:=MEDIAN(-[.K$3];[.D28];[.K$3])" office:value-type="float" office:value="1500" calcext:value-type="float">
            <text:p>1500.000</text:p>
          </table:table-cell>
          <table:table-cell table:formula="of:=[.I27]+[.E28]*[.A27]" office:value-type="float" office:value="4" calcext:value-type="float">
            <text:p>4.000</text:p>
          </table:table-cell>
          <table:table-cell table:formula="of:=MEDIAN(-[.L$3];[.F28];[.L$3])" office:value-type="float" office:value="4" calcext:value-type="float">
            <text:p>4.000</text:p>
          </table:table-cell>
          <table:table-cell table:formula="of:=[.H27]+[.G28]*[.A27]" office:value-type="float" office:value="0.049" calcext:value-type="float">
            <text:p>0.049</text:p>
          </table:table-cell>
          <table:table-cell table:formula="of:=([.H28]-[.H27])/[.A27]" office:value-type="float" office:value="4" calcext:value-type="float">
            <text:p>4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8]-[.H28])/[.A28]" office:value-type="float" office:value="1.00000000000001" calcext:value-type="float">
            <text:p>1.000</text:p>
          </table:table-cell>
          <table:table-cell table:formula="of:=([.C29]-[.I28])/[.A28]" office:value-type="float" office:value="-2999.99999999999" calcext:value-type="float">
            <text:p>-3000.000</text:p>
          </table:table-cell>
          <table:table-cell table:formula="of:=MEDIAN(-[.K$3];[.D29];[.K$3])" office:value-type="float" office:value="-1500" calcext:value-type="float">
            <text:p>-1500.000</text:p>
          </table:table-cell>
          <table:table-cell table:formula="of:=[.I28]+[.E29]*[.A28]" office:value-type="float" office:value="2.5" calcext:value-type="float">
            <text:p>2.500</text:p>
          </table:table-cell>
          <table:table-cell table:formula="of:=MEDIAN(-[.L$3];[.F29];[.L$3])" office:value-type="float" office:value="2.5" calcext:value-type="float">
            <text:p>2.500</text:p>
          </table:table-cell>
          <table:table-cell table:formula="of:=[.H28]+[.G29]*[.A28]" office:value-type="float" office:value="0.0515" calcext:value-type="float">
            <text:p>0.052</text:p>
          </table:table-cell>
          <table:table-cell table:formula="of:=([.H29]-[.H28])/[.A28]" office:value-type="float" office:value="2.5" calcext:value-type="float">
            <text:p>2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29]-[.H29])/[.A29]" office:value-type="float" office:value="-1.49999999999999" calcext:value-type="float">
            <text:p>-1.500</text:p>
          </table:table-cell>
          <table:table-cell table:formula="of:=([.C30]-[.I29])/[.A29]" office:value-type="float" office:value="-3999.99999999999" calcext:value-type="float">
            <text:p>-4000.000</text:p>
          </table:table-cell>
          <table:table-cell table:formula="of:=MEDIAN(-[.K$3];[.D30];[.K$3])" office:value-type="float" office:value="-1500" calcext:value-type="float">
            <text:p>-1500.000</text:p>
          </table:table-cell>
          <table:table-cell table:formula="of:=[.I29]+[.E30]*[.A29]" office:value-type="float" office:value="1" calcext:value-type="float">
            <text:p>1.000</text:p>
          </table:table-cell>
          <table:table-cell table:formula="of:=MEDIAN(-[.L$3];[.F30];[.L$3])" office:value-type="float" office:value="1" calcext:value-type="float">
            <text:p>1.000</text:p>
          </table:table-cell>
          <table:table-cell table:formula="of:=[.H29]+[.G30]*[.A29]" office:value-type="float" office:value="0.0525" calcext:value-type="float">
            <text:p>0.053</text:p>
          </table:table-cell>
          <table:table-cell table:formula="of:=([.H30]-[.H29])/[.A29]"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0]-[.H30])/[.A30]" office:value-type="float" office:value="-2.49999999999999" calcext:value-type="float">
            <text:p>-2.500</text:p>
          </table:table-cell>
          <table:table-cell table:formula="of:=([.C31]-[.I30])/[.A30]" office:value-type="float" office:value="-3499.99999999999" calcext:value-type="float">
            <text:p>-3500.000</text:p>
          </table:table-cell>
          <table:table-cell table:formula="of:=MEDIAN(-[.K$3];[.D31];[.K$3])" office:value-type="float" office:value="-1500" calcext:value-type="float">
            <text:p>-1500.000</text:p>
          </table:table-cell>
          <table:table-cell table:formula="of:=[.I30]+[.E31]*[.A30]" office:value-type="float" office:value="-0.499999999999999" calcext:value-type="float">
            <text:p>-0.500</text:p>
          </table:table-cell>
          <table:table-cell table:formula="of:=MEDIAN(-[.L$3];[.F31];[.L$3])" office:value-type="float" office:value="-0.499999999999999" calcext:value-type="float">
            <text:p>-0.500</text:p>
          </table:table-cell>
          <table:table-cell table:formula="of:=[.H30]+[.G31]*[.A30]" office:value-type="float" office:value="0.052" calcext:value-type="float">
            <text:p>0.052</text:p>
          </table:table-cell>
          <table:table-cell table:formula="of:=([.H31]-[.H30])/[.A30]" office:value-type="float" office:value="-0.5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1]-[.H31])/[.A31]" office:value-type="float" office:value="-1.99999999999999" calcext:value-type="float">
            <text:p>-2.000</text:p>
          </table:table-cell>
          <table:table-cell table:formula="of:=([.C32]-[.I31])/[.A31]" office:value-type="float" office:value="-1499.99999999999" calcext:value-type="float">
            <text:p>-1500.000</text:p>
          </table:table-cell>
          <table:table-cell table:formula="of:=MEDIAN(-[.K$3];[.D32];[.K$3])" office:value-type="float" office:value="-1499.99999999999" calcext:value-type="float">
            <text:p>-1500.000</text:p>
          </table:table-cell>
          <table:table-cell table:formula="of:=[.I31]+[.E32]*[.A31]" office:value-type="float" office:value="-1.99999999999999" calcext:value-type="float">
            <text:p>-2.000</text:p>
          </table:table-cell>
          <table:table-cell table:formula="of:=MEDIAN(-[.L$3];[.F32];[.L$3])" office:value-type="float" office:value="-1.99999999999999" calcext:value-type="float">
            <text:p>-2.000</text:p>
          </table:table-cell>
          <table:table-cell table:formula="of:=[.H31]+[.G32]*[.A31]" office:value-type="float" office:value="0.05" calcext:value-type="float">
            <text:p>0.050</text:p>
          </table:table-cell>
          <table:table-cell table:formula="of:=([.H32]-[.H31])/[.A31]" office:value-type="float" office:value="-1.99999999999999" calcext:value-type="float">
            <text:p>-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2]-[.H32])/[.A32]" office:value-type="float" office:value="0" calcext:value-type="float">
            <text:p>0.000</text:p>
          </table:table-cell>
          <table:table-cell table:formula="of:=([.C33]-[.I32])/[.A32]" office:value-type="float" office:value="1999.99999999999" calcext:value-type="float">
            <text:p>2000.000</text:p>
          </table:table-cell>
          <table:table-cell table:formula="of:=MEDIAN(-[.K$3];[.D33];[.K$3])" office:value-type="float" office:value="1500" calcext:value-type="float">
            <text:p>1500.000</text:p>
          </table:table-cell>
          <table:table-cell table:formula="of:=[.I32]+[.E33]*[.A32]" office:value-type="float" office:value="-0.499999999999988" calcext:value-type="float">
            <text:p>-0.500</text:p>
          </table:table-cell>
          <table:table-cell table:formula="of:=MEDIAN(-[.L$3];[.F33];[.L$3])" office:value-type="float" office:value="-0.499999999999988" calcext:value-type="float">
            <text:p>-0.500</text:p>
          </table:table-cell>
          <table:table-cell table:formula="of:=[.H32]+[.G33]*[.A32]" office:value-type="float" office:value="0.0495" calcext:value-type="float">
            <text:p>0.050</text:p>
          </table:table-cell>
          <table:table-cell table:formula="of:=([.H33]-[.H32])/[.A32]" office:value-type="float" office:value="-0.499999999999987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3]-[.H33])/[.A33]" office:value-type="float" office:value="0.499999999999987" calcext:value-type="float">
            <text:p>0.500</text:p>
          </table:table-cell>
          <table:table-cell table:formula="of:=([.C34]-[.I33])/[.A33]" office:value-type="float" office:value="999.999999999973" calcext:value-type="float">
            <text:p>1000.000</text:p>
          </table:table-cell>
          <table:table-cell table:formula="of:=MEDIAN(-[.K$3];[.D34];[.K$3])" office:value-type="float" office:value="999.999999999973" calcext:value-type="float">
            <text:p>1000.000</text:p>
          </table:table-cell>
          <table:table-cell table:formula="of:=[.I33]+[.E34]*[.A33]" office:value-type="float" office:value="0.499999999999986" calcext:value-type="float">
            <text:p>0.500</text:p>
          </table:table-cell>
          <table:table-cell table:formula="of:=MEDIAN(-[.L$3];[.F34];[.L$3])" office:value-type="float" office:value="0.499999999999986" calcext:value-type="float">
            <text:p>0.500</text:p>
          </table:table-cell>
          <table:table-cell table:formula="of:=[.H33]+[.G34]*[.A33]" office:value-type="float" office:value="0.05" calcext:value-type="float">
            <text:p>0.050</text:p>
          </table:table-cell>
          <table:table-cell table:formula="of:=([.H34]-[.H33])/[.A33]" office:value-type="float" office:value="0.499999999999987" calcext:value-type="float">
            <text:p>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4]-[.H34])/[.A34]" office:value-type="float" office:value="0" calcext:value-type="float">
            <text:p>0.000</text:p>
          </table:table-cell>
          <table:table-cell table:formula="of:=([.C35]-[.I34])/[.A34]" office:value-type="float" office:value="-499.999999999987" calcext:value-type="float">
            <text:p>-500.000</text:p>
          </table:table-cell>
          <table:table-cell table:formula="of:=MEDIAN(-[.K$3];[.D35];[.K$3])" office:value-type="float" office:value="-499.999999999987" calcext:value-type="float">
            <text:p>-500.000</text:p>
          </table:table-cell>
          <table:table-cell table:formula="of:=[.I34]+[.E35]*[.A34]" office:value-type="float" office:value="0" calcext:value-type="float">
            <text:p>0.000</text:p>
          </table:table-cell>
          <table:table-cell table:formula="of:=MEDIAN(-[.L$3];[.F35];[.L$3])" office:value-type="float" office:value="0" calcext:value-type="float">
            <text:p>0.000</text:p>
          </table:table-cell>
          <table:table-cell table:formula="of:=[.H34]+[.G35]*[.A34]" office:value-type="float" office:value="0.05" calcext:value-type="float">
            <text:p>0.050</text:p>
          </table:table-cell>
          <table:table-cell table:formula="of:=([.H35]-[.H34])/[.A3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5]-[.H35])/[.A35]" office:value-type="float" office:value="0" calcext:value-type="float">
            <text:p>0.000</text:p>
          </table:table-cell>
          <table:table-cell table:formula="of:=([.C36]-[.I35])/[.A35]" office:value-type="float" office:value="0" calcext:value-type="float">
            <text:p>0.000</text:p>
          </table:table-cell>
          <table:table-cell table:formula="of:=MEDIAN(-[.K$3];[.D36];[.K$3])" office:value-type="float" office:value="0" calcext:value-type="float">
            <text:p>0.000</text:p>
          </table:table-cell>
          <table:table-cell table:formula="of:=[.I35]+[.E36]*[.A35]" office:value-type="float" office:value="0" calcext:value-type="float">
            <text:p>0.000</text:p>
          </table:table-cell>
          <table:table-cell table:formula="of:=MEDIAN(-[.L$3];[.F36];[.L$3])" office:value-type="float" office:value="0" calcext:value-type="float">
            <text:p>0.000</text:p>
          </table:table-cell>
          <table:table-cell table:formula="of:=[.H35]+[.G36]*[.A35]" office:value-type="float" office:value="0.05" calcext:value-type="float">
            <text:p>0.050</text:p>
          </table:table-cell>
          <table:table-cell table:formula="of:=([.H36]-[.H35])/[.A3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6]-[.H36])/[.A36]" office:value-type="float" office:value="0" calcext:value-type="float">
            <text:p>0.000</text:p>
          </table:table-cell>
          <table:table-cell table:formula="of:=([.C37]-[.I36])/[.A36]" office:value-type="float" office:value="0" calcext:value-type="float">
            <text:p>0.000</text:p>
          </table:table-cell>
          <table:table-cell table:formula="of:=MEDIAN(-[.K$3];[.D37];[.K$3])" office:value-type="float" office:value="0" calcext:value-type="float">
            <text:p>0.000</text:p>
          </table:table-cell>
          <table:table-cell table:formula="of:=[.I36]+[.E37]*[.A36]" office:value-type="float" office:value="0" calcext:value-type="float">
            <text:p>0.000</text:p>
          </table:table-cell>
          <table:table-cell table:formula="of:=MEDIAN(-[.L$3];[.F37];[.L$3])" office:value-type="float" office:value="0" calcext:value-type="float">
            <text:p>0.000</text:p>
          </table:table-cell>
          <table:table-cell table:formula="of:=[.H36]+[.G37]*[.A36]" office:value-type="float" office:value="0.05" calcext:value-type="float">
            <text:p>0.050</text:p>
          </table:table-cell>
          <table:table-cell table:formula="of:=([.H37]-[.H36])/[.A3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7]-[.H37])/[.A37]" office:value-type="float" office:value="0" calcext:value-type="float">
            <text:p>0.000</text:p>
          </table:table-cell>
          <table:table-cell table:formula="of:=([.C38]-[.I37])/[.A37]" office:value-type="float" office:value="0" calcext:value-type="float">
            <text:p>0.000</text:p>
          </table:table-cell>
          <table:table-cell table:formula="of:=MEDIAN(-[.K$3];[.D38];[.K$3])" office:value-type="float" office:value="0" calcext:value-type="float">
            <text:p>0.000</text:p>
          </table:table-cell>
          <table:table-cell table:formula="of:=[.I37]+[.E38]*[.A37]" office:value-type="float" office:value="0" calcext:value-type="float">
            <text:p>0.000</text:p>
          </table:table-cell>
          <table:table-cell table:formula="of:=MEDIAN(-[.L$3];[.F38];[.L$3])" office:value-type="float" office:value="0" calcext:value-type="float">
            <text:p>0.000</text:p>
          </table:table-cell>
          <table:table-cell table:formula="of:=[.H37]+[.G38]*[.A37]" office:value-type="float" office:value="0.05" calcext:value-type="float">
            <text:p>0.050</text:p>
          </table:table-cell>
          <table:table-cell table:formula="of:=([.H38]-[.H37])/[.A3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8]-[.H38])/[.A38]" office:value-type="float" office:value="0" calcext:value-type="float">
            <text:p>0.000</text:p>
          </table:table-cell>
          <table:table-cell table:formula="of:=([.C39]-[.I38])/[.A38]" office:value-type="float" office:value="0" calcext:value-type="float">
            <text:p>0.000</text:p>
          </table:table-cell>
          <table:table-cell table:formula="of:=MEDIAN(-[.K$3];[.D39];[.K$3])" office:value-type="float" office:value="0" calcext:value-type="float">
            <text:p>0.000</text:p>
          </table:table-cell>
          <table:table-cell table:formula="of:=[.I38]+[.E39]*[.A38]" office:value-type="float" office:value="0" calcext:value-type="float">
            <text:p>0.000</text:p>
          </table:table-cell>
          <table:table-cell table:formula="of:=MEDIAN(-[.L$3];[.F39];[.L$3])" office:value-type="float" office:value="0" calcext:value-type="float">
            <text:p>0.000</text:p>
          </table:table-cell>
          <table:table-cell table:formula="of:=[.H38]+[.G39]*[.A38]" office:value-type="float" office:value="0.05" calcext:value-type="float">
            <text:p>0.050</text:p>
          </table:table-cell>
          <table:table-cell table:formula="of:=([.H39]-[.H38])/[.A3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39]-[.H39])/[.A39]" office:value-type="float" office:value="0" calcext:value-type="float">
            <text:p>0.000</text:p>
          </table:table-cell>
          <table:table-cell table:formula="of:=([.C40]-[.I39])/[.A39]" office:value-type="float" office:value="0" calcext:value-type="float">
            <text:p>0.000</text:p>
          </table:table-cell>
          <table:table-cell table:formula="of:=MEDIAN(-[.K$3];[.D40];[.K$3])" office:value-type="float" office:value="0" calcext:value-type="float">
            <text:p>0.000</text:p>
          </table:table-cell>
          <table:table-cell table:formula="of:=[.I39]+[.E40]*[.A39]" office:value-type="float" office:value="0" calcext:value-type="float">
            <text:p>0.000</text:p>
          </table:table-cell>
          <table:table-cell table:formula="of:=MEDIAN(-[.L$3];[.F40];[.L$3])" office:value-type="float" office:value="0" calcext:value-type="float">
            <text:p>0.000</text:p>
          </table:table-cell>
          <table:table-cell table:formula="of:=[.H39]+[.G40]*[.A39]" office:value-type="float" office:value="0.05" calcext:value-type="float">
            <text:p>0.050</text:p>
          </table:table-cell>
          <table:table-cell table:formula="of:=([.H40]-[.H39])/[.A3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0]-[.H40])/[.A40]" office:value-type="float" office:value="0" calcext:value-type="float">
            <text:p>0.000</text:p>
          </table:table-cell>
          <table:table-cell table:formula="of:=([.C41]-[.I40])/[.A40]" office:value-type="float" office:value="0" calcext:value-type="float">
            <text:p>0.000</text:p>
          </table:table-cell>
          <table:table-cell table:formula="of:=MEDIAN(-[.K$3];[.D41];[.K$3])" office:value-type="float" office:value="0" calcext:value-type="float">
            <text:p>0.000</text:p>
          </table:table-cell>
          <table:table-cell table:formula="of:=[.I40]+[.E41]*[.A40]" office:value-type="float" office:value="0" calcext:value-type="float">
            <text:p>0.000</text:p>
          </table:table-cell>
          <table:table-cell table:formula="of:=MEDIAN(-[.L$3];[.F41];[.L$3])" office:value-type="float" office:value="0" calcext:value-type="float">
            <text:p>0.000</text:p>
          </table:table-cell>
          <table:table-cell table:formula="of:=[.H40]+[.G41]*[.A40]" office:value-type="float" office:value="0.05" calcext:value-type="float">
            <text:p>0.050</text:p>
          </table:table-cell>
          <table:table-cell table:formula="of:=([.H41]-[.H40])/[.A4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1]-[.H41])/[.A41]" office:value-type="float" office:value="0" calcext:value-type="float">
            <text:p>0.000</text:p>
          </table:table-cell>
          <table:table-cell table:formula="of:=([.C42]-[.I41])/[.A41]" office:value-type="float" office:value="0" calcext:value-type="float">
            <text:p>0.000</text:p>
          </table:table-cell>
          <table:table-cell table:formula="of:=MEDIAN(-[.K$3];[.D42];[.K$3])" office:value-type="float" office:value="0" calcext:value-type="float">
            <text:p>0.000</text:p>
          </table:table-cell>
          <table:table-cell table:formula="of:=[.I41]+[.E42]*[.A41]" office:value-type="float" office:value="0" calcext:value-type="float">
            <text:p>0.000</text:p>
          </table:table-cell>
          <table:table-cell table:formula="of:=MEDIAN(-[.L$3];[.F42];[.L$3])" office:value-type="float" office:value="0" calcext:value-type="float">
            <text:p>0.000</text:p>
          </table:table-cell>
          <table:table-cell table:formula="of:=[.H41]+[.G42]*[.A41]" office:value-type="float" office:value="0.05" calcext:value-type="float">
            <text:p>0.050</text:p>
          </table:table-cell>
          <table:table-cell table:formula="of:=([.H42]-[.H41])/[.A4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2]-[.H42])/[.A42]" office:value-type="float" office:value="0" calcext:value-type="float">
            <text:p>0.000</text:p>
          </table:table-cell>
          <table:table-cell table:formula="of:=([.C43]-[.I42])/[.A42]" office:value-type="float" office:value="0" calcext:value-type="float">
            <text:p>0.000</text:p>
          </table:table-cell>
          <table:table-cell table:formula="of:=MEDIAN(-[.K$3];[.D43];[.K$3])" office:value-type="float" office:value="0" calcext:value-type="float">
            <text:p>0.000</text:p>
          </table:table-cell>
          <table:table-cell table:formula="of:=[.I42]+[.E43]*[.A42]" office:value-type="float" office:value="0" calcext:value-type="float">
            <text:p>0.000</text:p>
          </table:table-cell>
          <table:table-cell table:formula="of:=MEDIAN(-[.L$3];[.F43];[.L$3])" office:value-type="float" office:value="0" calcext:value-type="float">
            <text:p>0.000</text:p>
          </table:table-cell>
          <table:table-cell table:formula="of:=[.H42]+[.G43]*[.A42]" office:value-type="float" office:value="0.05" calcext:value-type="float">
            <text:p>0.050</text:p>
          </table:table-cell>
          <table:table-cell table:formula="of:=([.H43]-[.H42])/[.A4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3]-[.H43])/[.A43]" office:value-type="float" office:value="0" calcext:value-type="float">
            <text:p>0.000</text:p>
          </table:table-cell>
          <table:table-cell table:formula="of:=([.C44]-[.I43])/[.A43]" office:value-type="float" office:value="0" calcext:value-type="float">
            <text:p>0.000</text:p>
          </table:table-cell>
          <table:table-cell table:formula="of:=MEDIAN(-[.K$3];[.D44];[.K$3])" office:value-type="float" office:value="0" calcext:value-type="float">
            <text:p>0.000</text:p>
          </table:table-cell>
          <table:table-cell table:formula="of:=[.I43]+[.E44]*[.A43]" office:value-type="float" office:value="0" calcext:value-type="float">
            <text:p>0.000</text:p>
          </table:table-cell>
          <table:table-cell table:formula="of:=MEDIAN(-[.L$3];[.F44];[.L$3])" office:value-type="float" office:value="0" calcext:value-type="float">
            <text:p>0.000</text:p>
          </table:table-cell>
          <table:table-cell table:formula="of:=[.H43]+[.G44]*[.A43]" office:value-type="float" office:value="0.05" calcext:value-type="float">
            <text:p>0.050</text:p>
          </table:table-cell>
          <table:table-cell table:formula="of:=([.H44]-[.H43])/[.A4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4]-[.H44])/[.A44]" office:value-type="float" office:value="0" calcext:value-type="float">
            <text:p>0.000</text:p>
          </table:table-cell>
          <table:table-cell table:formula="of:=([.C45]-[.I44])/[.A44]" office:value-type="float" office:value="0" calcext:value-type="float">
            <text:p>0.000</text:p>
          </table:table-cell>
          <table:table-cell table:formula="of:=MEDIAN(-[.K$3];[.D45];[.K$3])" office:value-type="float" office:value="0" calcext:value-type="float">
            <text:p>0.000</text:p>
          </table:table-cell>
          <table:table-cell table:formula="of:=[.I44]+[.E45]*[.A44]" office:value-type="float" office:value="0" calcext:value-type="float">
            <text:p>0.000</text:p>
          </table:table-cell>
          <table:table-cell table:formula="of:=MEDIAN(-[.L$3];[.F45];[.L$3])" office:value-type="float" office:value="0" calcext:value-type="float">
            <text:p>0.000</text:p>
          </table:table-cell>
          <table:table-cell table:formula="of:=[.H44]+[.G45]*[.A44]" office:value-type="float" office:value="0.05" calcext:value-type="float">
            <text:p>0.050</text:p>
          </table:table-cell>
          <table:table-cell table:formula="of:=([.H45]-[.H44])/[.A4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5]-[.H45])/[.A45]" office:value-type="float" office:value="0" calcext:value-type="float">
            <text:p>0.000</text:p>
          </table:table-cell>
          <table:table-cell table:formula="of:=([.C46]-[.I45])/[.A45]" office:value-type="float" office:value="0" calcext:value-type="float">
            <text:p>0.000</text:p>
          </table:table-cell>
          <table:table-cell table:formula="of:=MEDIAN(-[.K$3];[.D46];[.K$3])" office:value-type="float" office:value="0" calcext:value-type="float">
            <text:p>0.000</text:p>
          </table:table-cell>
          <table:table-cell table:formula="of:=[.I45]+[.E46]*[.A45]" office:value-type="float" office:value="0" calcext:value-type="float">
            <text:p>0.000</text:p>
          </table:table-cell>
          <table:table-cell table:formula="of:=MEDIAN(-[.L$3];[.F46];[.L$3])" office:value-type="float" office:value="0" calcext:value-type="float">
            <text:p>0.000</text:p>
          </table:table-cell>
          <table:table-cell table:formula="of:=[.H45]+[.G46]*[.A45]" office:value-type="float" office:value="0.05" calcext:value-type="float">
            <text:p>0.050</text:p>
          </table:table-cell>
          <table:table-cell table:formula="of:=([.H46]-[.H45])/[.A4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6]-[.H46])/[.A46]" office:value-type="float" office:value="0" calcext:value-type="float">
            <text:p>0.000</text:p>
          </table:table-cell>
          <table:table-cell table:formula="of:=([.C47]-[.I46])/[.A46]" office:value-type="float" office:value="0" calcext:value-type="float">
            <text:p>0.000</text:p>
          </table:table-cell>
          <table:table-cell table:formula="of:=MEDIAN(-[.K$3];[.D47];[.K$3])" office:value-type="float" office:value="0" calcext:value-type="float">
            <text:p>0.000</text:p>
          </table:table-cell>
          <table:table-cell table:formula="of:=[.I46]+[.E47]*[.A46]" office:value-type="float" office:value="0" calcext:value-type="float">
            <text:p>0.000</text:p>
          </table:table-cell>
          <table:table-cell table:formula="of:=MEDIAN(-[.L$3];[.F47];[.L$3])" office:value-type="float" office:value="0" calcext:value-type="float">
            <text:p>0.000</text:p>
          </table:table-cell>
          <table:table-cell table:formula="of:=[.H46]+[.G47]*[.A46]" office:value-type="float" office:value="0.05" calcext:value-type="float">
            <text:p>0.050</text:p>
          </table:table-cell>
          <table:table-cell table:formula="of:=([.H47]-[.H46])/[.A4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7]-[.H47])/[.A47]" office:value-type="float" office:value="0" calcext:value-type="float">
            <text:p>0.000</text:p>
          </table:table-cell>
          <table:table-cell table:formula="of:=([.C48]-[.I47])/[.A47]" office:value-type="float" office:value="0" calcext:value-type="float">
            <text:p>0.000</text:p>
          </table:table-cell>
          <table:table-cell table:formula="of:=MEDIAN(-[.K$3];[.D48];[.K$3])" office:value-type="float" office:value="0" calcext:value-type="float">
            <text:p>0.000</text:p>
          </table:table-cell>
          <table:table-cell table:formula="of:=[.I47]+[.E48]*[.A47]" office:value-type="float" office:value="0" calcext:value-type="float">
            <text:p>0.000</text:p>
          </table:table-cell>
          <table:table-cell table:formula="of:=MEDIAN(-[.L$3];[.F48];[.L$3])" office:value-type="float" office:value="0" calcext:value-type="float">
            <text:p>0.000</text:p>
          </table:table-cell>
          <table:table-cell table:formula="of:=[.H47]+[.G48]*[.A47]" office:value-type="float" office:value="0.05" calcext:value-type="float">
            <text:p>0.050</text:p>
          </table:table-cell>
          <table:table-cell table:formula="of:=([.H48]-[.H47])/[.A4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8]-[.H48])/[.A48]" office:value-type="float" office:value="0" calcext:value-type="float">
            <text:p>0.000</text:p>
          </table:table-cell>
          <table:table-cell table:formula="of:=([.C49]-[.I48])/[.A48]" office:value-type="float" office:value="0" calcext:value-type="float">
            <text:p>0.000</text:p>
          </table:table-cell>
          <table:table-cell table:formula="of:=MEDIAN(-[.K$3];[.D49];[.K$3])" office:value-type="float" office:value="0" calcext:value-type="float">
            <text:p>0.000</text:p>
          </table:table-cell>
          <table:table-cell table:formula="of:=[.I48]+[.E49]*[.A48]" office:value-type="float" office:value="0" calcext:value-type="float">
            <text:p>0.000</text:p>
          </table:table-cell>
          <table:table-cell table:formula="of:=MEDIAN(-[.L$3];[.F49];[.L$3])" office:value-type="float" office:value="0" calcext:value-type="float">
            <text:p>0.000</text:p>
          </table:table-cell>
          <table:table-cell table:formula="of:=[.H48]+[.G49]*[.A48]" office:value-type="float" office:value="0.05" calcext:value-type="float">
            <text:p>0.050</text:p>
          </table:table-cell>
          <table:table-cell table:formula="of:=([.H49]-[.H48])/[.A4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49]-[.H49])/[.A49]" office:value-type="float" office:value="0" calcext:value-type="float">
            <text:p>0.000</text:p>
          </table:table-cell>
          <table:table-cell table:formula="of:=([.C50]-[.I49])/[.A49]" office:value-type="float" office:value="0" calcext:value-type="float">
            <text:p>0.000</text:p>
          </table:table-cell>
          <table:table-cell table:formula="of:=MEDIAN(-[.K$3];[.D50];[.K$3])" office:value-type="float" office:value="0" calcext:value-type="float">
            <text:p>0.000</text:p>
          </table:table-cell>
          <table:table-cell table:formula="of:=[.I49]+[.E50]*[.A49]" office:value-type="float" office:value="0" calcext:value-type="float">
            <text:p>0.000</text:p>
          </table:table-cell>
          <table:table-cell table:formula="of:=MEDIAN(-[.L$3];[.F50];[.L$3])" office:value-type="float" office:value="0" calcext:value-type="float">
            <text:p>0.000</text:p>
          </table:table-cell>
          <table:table-cell table:formula="of:=[.H49]+[.G50]*[.A49]" office:value-type="float" office:value="0.05" calcext:value-type="float">
            <text:p>0.050</text:p>
          </table:table-cell>
          <table:table-cell table:formula="of:=([.H50]-[.H49])/[.A4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05" calcext:value-type="float">
            <text:p>0.050</text:p>
          </table:table-cell>
          <table:table-cell table:formula="of:=([.B50]-[.H50])/[.A50]" office:value-type="float" office:value="0" calcext:value-type="float">
            <text:p>0.000</text:p>
          </table:table-cell>
          <table:table-cell table:formula="of:=([.C51]-[.I50])/[.A50]" office:value-type="float" office:value="0" calcext:value-type="float">
            <text:p>0.000</text:p>
          </table:table-cell>
          <table:table-cell table:formula="of:=MEDIAN(-[.K$3];[.D51];[.K$3])" office:value-type="float" office:value="0" calcext:value-type="float">
            <text:p>0.000</text:p>
          </table:table-cell>
          <table:table-cell table:formula="of:=[.I50]+[.E51]*[.A50]" office:value-type="float" office:value="0" calcext:value-type="float">
            <text:p>0.000</text:p>
          </table:table-cell>
          <table:table-cell table:formula="of:=MEDIAN(-[.L$3];[.F51];[.L$3])" office:value-type="float" office:value="0" calcext:value-type="float">
            <text:p>0.000</text:p>
          </table:table-cell>
          <table:table-cell table:formula="of:=[.H50]+[.G51]*[.A50]" office:value-type="float" office:value="0.05" calcext:value-type="float">
            <text:p>0.050</text:p>
          </table:table-cell>
          <table:table-cell table:formula="of:=([.H51]-[.H50])/[.A5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00</text:p>
          </table:table-cell>
          <table:table-cell table:formula="of:=([.B51]-[.H51])/[.A51]" office:value-type="float" office:value="0" calcext:value-type="float">
            <text:p>0.000</text:p>
          </table:table-cell>
          <table:table-cell table:formula="of:=([.C52]-[.I51])/[.A51]" office:value-type="float" office:value="0" calcext:value-type="float">
            <text:p>0.000</text:p>
          </table:table-cell>
          <table:table-cell table:formula="of:=MEDIAN(-[.K$3];[.D52];[.K$3])" office:value-type="float" office:value="0" calcext:value-type="float">
            <text:p>0.000</text:p>
          </table:table-cell>
          <table:table-cell table:formula="of:=[.I51]+[.E52]*[.A51]" office:value-type="float" office:value="0" calcext:value-type="float">
            <text:p>0.000</text:p>
          </table:table-cell>
          <table:table-cell table:formula="of:=MEDIAN(-[.L$3];[.F52];[.L$3])" office:value-type="float" office:value="0" calcext:value-type="float">
            <text:p>0.000</text:p>
          </table:table-cell>
          <table:table-cell table:formula="of:=[.H51]+[.G52]*[.A51]" office:value-type="float" office:value="0.05" calcext:value-type="float">
            <text:p>0.050</text:p>
          </table:table-cell>
          <table:table-cell table:formula="of:=([.H52]-[.H51])/[.A5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style-name="Default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5:00:20.931416832</meta:creation-date>
    <dc:date>2019-03-22T15:53:04.335574256</dc:date>
    <meta:editing-duration>PT21M50S</meta:editing-duration>
    <meta:editing-cycles>3</meta:editing-cycles>
    <meta:generator>LibreOffice/6.0.3.2$Linux_X86_64 LibreOffice_project/00m0$Build-2</meta:generator>
    <meta:document-statistic meta:table-count="1" meta:cell-count="4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453cm" svg:y="4.243cm" style:legend-expansion="high" chart:style-name="ch2"/>
        <chart:plot-area chart:style-name="ch3" table:cell-range-address="Sheet1.H1:Sheet1.H52" chart:data-source-has-labels="row" svg:x="0.319cm" svg:y="0.18cm" svg:width="11.815cm" svg:height="8.646cm">
          <chartooo:coordinate-region svg:x="1.417cm" svg:y="0.33cm" svg:width="10.717cm" svg:height="7.7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52" chart:label-cell-address="Sheet1.H1:Sheet1.H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ot velocit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95">
                <text:p>0.0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876cm" svg:y="4.242cm" style:legend-expansion="high" chart:style-name="ch2"/>
        <chart:plot-area chart:style-name="ch3" table:cell-range-address="Sheet1.E1:Sheet1.E52" chart:data-source-has-labels="row" svg:x="0.319cm" svg:y="0.18cm" svg:width="12.238cm" svg:height="8.645cm">
          <chartooo:coordinate-region svg:x="2.078cm" svg:y="0.34cm" svg:width="10.479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2" chart:label-cell-address="Sheet1.E1:Sheet1.E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jer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99.99999999999">
                <text:p>-1499.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9.999999999973">
                <text:p>999.999999999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99.999999999987">
                <text:p>-499.999999999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579cm" svg:y="4.242cm" style:legend-expansion="high" chart:style-name="ch2"/>
        <chart:plot-area chart:style-name="ch3" table:cell-range-address="Sheet1.G1:Sheet1.G52" chart:data-source-has-labels="row" svg:x="0.319cm" svg:y="0.18cm" svg:width="10.941cm" svg:height="8.645cm">
          <chartooo:coordinate-region svg:x="1.602cm" svg:y="0.34cm" svg:width="9.658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2" chart:label-cell-address="Sheet1.G1:Sheet1.G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accelera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00000000000001">
                <text:p>-5.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00000000000002">
                <text:p>-0.500000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9999999999999">
                <text:p>-1.9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99999999999988">
                <text:p>-0.499999999999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9999999999986">
                <text:p>0.499999999999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